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style>
    <style:style style:name="P4" style:family="paragraph">
      <loext:graphic-properties draw:fill="bitmap" draw:fill-image-name="a1" style:repeat="stretch"/>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2">
      <style:paragraph-properties>
        <style:tab-stops>
          <style:tab-stop style:position="16.559cm" style:type="right" style:leader-style="dotted" style:leader-text="."/>
        </style:tab-stops>
      </style:paragraph-properties>
    </style:style>
    <style:style style:name="P10" style:family="paragraph" style:parent-style-name="Normal">
      <style:text-properties fo:color="#000000" loext:opacity="100%"/>
    </style:style>
    <style:style style:name="P11" style:family="paragraph" style:parent-style-name="Heading_20_1">
      <style:paragraph-properties fo:break-before="page"/>
    </style:style>
    <style:style style:name="P12" style:family="paragraph" style:parent-style-name="Heading_20_1">
      <style:text-properties officeooo:rsid="000bccd3" officeooo:paragraph-rsid="000bccd3"/>
    </style:style>
    <style:style style:name="P13" style:family="paragraph" style:parent-style-name="Text_20_body">
      <style:text-properties officeooo:rsid="000bccd3" officeooo:paragraph-rsid="000d5339"/>
    </style:style>
    <style:style style:name="P14" style:family="paragraph" style:parent-style-name="Text_20_body">
      <style:text-properties officeooo:paragraph-rsid="000d5339"/>
    </style:style>
    <style:style style:name="P15" style:family="paragraph" style:parent-style-name="Text_20_body" style:list-style-name="L1"/>
    <style:style style:name="P16" style:family="paragraph" style:parent-style-name="Heading_20_2">
      <style:text-properties style:font-name="Liberation Sans" fo:font-size="16pt" officeooo:rsid="0008ea65" officeooo:paragraph-rsid="0008ea65" style:font-size-asian="16pt" style:font-size-complex="16pt"/>
    </style:style>
    <style:style style:name="P17" style:family="paragraph" style:parent-style-name="Heading_20_2">
      <style:text-properties style:font-name="Liberation Sans" fo:font-size="16pt" style:font-size-asian="16pt" style:font-size-complex="16pt"/>
    </style:style>
    <style:style style:name="P18" style:family="paragraph" style:parent-style-name="Text_20_body">
      <style:text-properties fo:font-size="12pt" officeooo:paragraph-rsid="000bccd3" style:font-size-asian="12pt" style:font-size-complex="12pt"/>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fo:color="#000000" loext:opacity="100%"/>
    </style:style>
    <style:style style:name="T7" style:family="text">
      <style:text-properties fo:color="#000000" loext:opacity="100%" style:font-name="Liberation Sans"/>
    </style:style>
    <style:style style:name="T8" style:family="text">
      <style:text-properties officeooo:rsid="000bccd3"/>
    </style:style>
    <style:style style:name="T9" style:family="text">
      <style:text-properties fo:color="#000000" loext:opacity="100%" style:text-position="super 58%" fo:font-size="14pt" officeooo:rsid="000bccd3" style:font-size-asian="14pt" style:font-size-complex="14pt"/>
    </style:style>
    <style:style style:name="T10" style:family="text">
      <style:text-properties fo:color="#000000" loext:opacity="100%" style:text-position="0% 100%" officeooo:rsid="000bccd3"/>
    </style:style>
    <style:style style:name="T11" style:family="text">
      <style:text-properties fo:color="#000000" loext:opacity="100%" style:text-position="0% 100%" officeooo:rsid="000d5339"/>
    </style:style>
    <style:style style:name="T12" style:family="text">
      <style:text-properties officeooo:rsid="0008ea65"/>
    </style:style>
    <style:style style:name="T13" style:family="text">
      <style:text-properties officeooo:rsid="00063396"/>
    </style:style>
    <style:style style:name="T14" style:family="text">
      <style:text-properties officeooo:rsid="000d5339"/>
    </style:style>
    <style:style style:name="T15" style:family="text">
      <style:text-properties officeooo:rsid="00070db0"/>
    </style:style>
    <style:style style:name="T16" style:family="text">
      <style:text-properties fo:font-style="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loext:decorative="false" style:run-through="background"/>
    </style:style>
    <style:style style:name="gr3" style:family="graphic">
      <style:graphic-properties draw:stroke="none" draw:fill="bitmap" draw:fill-image-name="a1" style:repeat="stretch"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bookmark-start text:name="__RefHeading___Toc815_1662117846"/><text:span text:style-name="Default_20_Paragraph_20_Font"><text:span text:style-name="T3"/></text:span></text:p>
      <text:p text:style-name="P5"><draw:frame draw:style-name="fr2" draw:name="Text Box 163" text:anchor-type="paragraph" svg:width="21.959cm" style:rel-width="scale" svg:height="10.107cm" style:rel-height="scale" draw:z-index="1"><draw:text-box><text:p text:style-name="P6"><text:span text:style-name="Default_20_Paragraph_20_Font"><text:span text:style-name="T4">Pen-testing Multi-tool Project specification</text:span></text:span></text:p><text:p text:style-name="P6"><text:span text:style-name="Default_20_Paragraph_20_Font"><text:span text:style-name="T5"><text:s text:c="5"/></text:span></text:span></text:p></draw:text-box></draw:frame><text:span text:style-name="Default_20_Paragraph_20_Font"><text:span text:style-name="T3"/></text:span></text:p>
      <text:p text:style-name="P7"/>
      <text:h text:style-name="Heading_20_1" text:outline-level="1"><text:bookmark-start text:name="_Toc178610176"/>Table of Contents<text:bookmark-end text:name="_Toc178610176"/></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178610176" office:target-frame-name="_top" xlink:show="replace" text:style-name="Internet_20_link" text:visited-style-name="Visited_20_Internet_20_Link"><text:span text:style-name="Hyperlink"><text:span text:style-name="T6">Table of Contents</text:span></text:span><text:span text:style-name="T6"><text:tab/>1</text:span></text:a></text:p>
          <text:p text:style-name="P8"><text:a xlink:type="simple" xlink:href="#_Toc178610177" office:target-frame-name="_top" xlink:show="replace" text:style-name="Internet_20_link" text:visited-style-name="Visited_20_Internet_20_Link"><text:span text:style-name="Hyperlink"><text:span text:style-name="T6">Introduction</text:span></text:span><text:span text:style-name="T6"><text:tab/>2</text:span></text:a></text:p>
          <text:p text:style-name="P8"><text:a xlink:type="simple" xlink:href="#_Toc178610178" office:target-frame-name="_top" xlink:show="replace" text:style-name="Internet_20_link" text:visited-style-name="Visited_20_Internet_20_Link"><text:span text:style-name="Hyperlink"><text:span text:style-name="T6">Technologies</text:span></text:span><text:span text:style-name="T6"><text:tab/>2</text:span></text:a></text:p>
          <text:p text:style-name="P8"><text:a xlink:type="simple" xlink:href="#_Toc178610179" office:target-frame-name="_top" xlink:show="replace" text:style-name="Internet_20_link" text:visited-style-name="Visited_20_Internet_20_Link"><text:span text:style-name="Hyperlink"><text:span text:style-name="T6">Features</text:span></text:span><text:span text:style-name="T6"><text:tab/>3</text:span></text:a></text:p>
          <text:p text:style-name="P9"><text:a xlink:type="simple" xlink:href="#_Toc178610180" office:target-frame-name="_top" xlink:show="replace" text:style-name="Internet_20_link" text:visited-style-name="Visited_20_Internet_20_Link"><text:span text:style-name="Hyperlink"><text:span text:style-name="T7">Network Sniffing</text:span></text:span><text:span text:style-name="T6"><text:tab/>3</text:span></text:a></text:p>
          <text:p text:style-name="P9"><text:a xlink:type="simple" xlink:href="#_Toc178610181" office:target-frame-name="_top" xlink:show="replace" text:style-name="Internet_20_link" text:visited-style-name="Visited_20_Internet_20_Link"><text:span text:style-name="Hyperlink"><text:span text:style-name="T7">Bluetooth Connectivity</text:span></text:span><text:span text:style-name="T6"><text:tab/>3</text:span></text:a></text:p>
          <text:p text:style-name="P9"><text:a xlink:type="simple" xlink:href="#_Toc178610182" office:target-frame-name="_top" xlink:show="replace" text:style-name="Internet_20_link" text:visited-style-name="Visited_20_Internet_20_Link"><text:span text:style-name="Hyperlink"><text:span text:style-name="T7">Near Field Communications (NFC)</text:span></text:span><text:span text:style-name="T6"><text:tab/>3</text:span></text:a></text:p>
          <text:p text:style-name="P9"><text:a xlink:type="simple" xlink:href="#_Toc178610183" office:target-frame-name="_top" xlink:show="replace" text:style-name="Internet_20_link" text:visited-style-name="Visited_20_Internet_20_Link"><text:span text:style-name="Hyperlink"><text:span text:style-name="T7">Infrared</text:span></text:span><text:span text:style-name="T6"><text:tab/>3</text:span></text:a></text:p>
          <text:p text:style-name="P9"><text:a xlink:type="simple" xlink:href="#_Toc178610184" office:target-frame-name="_top" xlink:show="replace" text:style-name="Internet_20_link" text:visited-style-name="Visited_20_Internet_20_Link"><text:span text:style-name="Hyperlink"><text:span text:style-name="T7">Radio Frequency Identification (RFID)</text:span></text:span><text:span text:style-name="T6"><text:tab/>3</text:span></text:a></text:p>
          <text:p text:style-name="P9"><text:a xlink:type="simple" xlink:href="#_Toc178610185" office:target-frame-name="_top" xlink:show="replace" text:style-name="Internet_20_link" text:visited-style-name="Visited_20_Internet_20_Link"><text:span text:style-name="Hyperlink"><text:span text:style-name="T7">Rubber Ducking</text:span></text:span><text:span text:style-name="T6"><text:tab/>3</text:span></text:a></text:p>
          <text:p text:style-name="P8"><text:a xlink:type="simple" xlink:href="#_Toc178610186" office:target-frame-name="_top" xlink:show="replace" text:style-name="Internet_20_link" text:visited-style-name="Visited_20_Internet_20_Link"><text:span text:style-name="Hyperlink"><text:span text:style-name="T6">Metrics</text:span></text:span><text:span text:style-name="T6"><text:tab/>4</text:span></text:a></text:p>
          <text:p text:style-name="P9"><text:a xlink:type="simple" xlink:href="#_Toc178610187" office:target-frame-name="_top" xlink:show="replace" text:style-name="Internet_20_link" text:visited-style-name="Visited_20_Internet_20_Link"><text:span text:style-name="Hyperlink"><text:span text:style-name="T7">Functionality</text:span></text:span><text:span text:style-name="T6"><text:tab/>4</text:span></text:a></text:p>
          <text:p text:style-name="P9"><text:a xlink:type="simple" xlink:href="#_Toc178610188" office:target-frame-name="_top" xlink:show="replace" text:style-name="Internet_20_link" text:visited-style-name="Visited_20_Internet_20_Link"><text:span text:style-name="Hyperlink"><text:span text:style-name="T7">Usability</text:span></text:span><text:span text:style-name="T6"><text:tab/>4</text:span></text:a></text:p>
          <text:p text:style-name="P9"><text:a xlink:type="simple" xlink:href="#_Toc178610189" office:target-frame-name="_top" xlink:show="replace" text:style-name="Internet_20_link" text:visited-style-name="Visited_20_Internet_20_Link"><text:span text:style-name="Hyperlink"><text:span text:style-name="T7">Reliability</text:span></text:span><text:span text:style-name="T6"><text:tab/>4</text:span></text:a></text:p>
          <text:p text:style-name="P9"><text:a xlink:type="simple" xlink:href="#_Toc178610190" office:target-frame-name="_top" xlink:show="replace" text:style-name="Internet_20_link" text:visited-style-name="Visited_20_Internet_20_Link"><text:span text:style-name="Hyperlink"><text:span text:style-name="T7">Performance</text:span></text:span><text:span text:style-name="T6"><text:tab/>4</text:span></text:a></text:p>
          <text:p text:style-name="P9"><text:a xlink:type="simple" xlink:href="#_Toc178610191" office:target-frame-name="_top" xlink:show="replace" text:style-name="Internet_20_link" text:visited-style-name="Visited_20_Internet_20_Link"><text:span text:style-name="Hyperlink"><text:span text:style-name="T7">Supportability</text:span></text:span><text:span text:style-name="T6"><text:tab/>4</text:span></text:a></text:p>
          <text:p text:style-name="P8"><text:a xlink:type="simple" xlink:href="#_Toc178610192" office:target-frame-name="_top" xlink:show="replace" text:style-name="Internet_20_link" text:visited-style-name="Visited_20_Internet_20_Link"><text:span text:style-name="Hyperlink"><text:span text:style-name="T6">Context Diagram</text:span></text:span><text:span text:style-name="T6"><text:tab/>5</text:span></text:a></text:p>
          <text:p text:style-name="P8"><text:a xlink:type="simple" xlink:href="#_Toc178610193" office:target-frame-name="_top" xlink:show="replace" text:style-name="Internet_20_link" text:visited-style-name="Visited_20_Internet_20_Link"><text:span text:style-name="Hyperlink"><text:span text:style-name="T6">Use Cases</text:span></text:span><text:span text:style-name="T6"><text:tab/>5</text:span></text:a></text:p>
        </text:index-body>
      </text:table-of-content>
      <text:p text:style-name="P10"/>
      <text:h text:style-name="P11" text:outline-level="1"><text:bookmark-start text:name="_Toc178610177"/>Introduction<text:bookmark-end text:name="_Toc178610177"/><text:bookmark-end text:name="__RefHeading___Toc815_1662117846"/></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2" text:outline-level="1">Target Demographic</text:h>
      <text:p text:style-name="P13">The target demographic for the multi-tool will be pen-testers, red teamers and anyone with an interest in hacking. </text:p>
      <text:p text:style-name="P14"><text:span text:style-name="T8">Penetration testers, also known as pen-testers, simulate real world attacks on systems to “</text:span><text:span text:style-name="T6">exploit vulnerabilities in a network, application, or system</text:span><text:span text:style-name="T9">[1]</text:span><text:span text:style-name="T10">”. </text:span><text:span text:style-name="T11">Their goal is to attempt to gain control / access to a system</text:span></text:p>
      <text:h text:style-name="Heading_20_1" text:outline-level="1"><text:bookmark-start text:name="_Toc178610178"/><text:bookmark-start text:name="__RefHeading___Toc817_1662117846"/>Technologies<text:bookmark-end text:name="_Toc178610178"/><text:bookmark-end text:name="__RefHeading___Toc817_1662117846"/></text:h>
      <text:p text:style-name="Text_20_body">The hardware for this project will be a dev<text:span text:style-name="T8">elopment</text:span> board, preferably with built in Wi-Fi, Bluetooth and NFC / RFID modules, a display and a directional input multi-tool with buttons for control. <text:span text:style-name="T8">The board may also have USB-C ports for external display and I/O multi-tool connectivity. </text:span>Additional modules <text:span text:style-name="T8">may also</text:span>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5">Raspberry Pi Zero 2 WH / Banana Pi BPI M2 Zero/ ESP-32</text:p>
        </text:list-item>
        <text:list-item>
          <text:p text:style-name="P15">Go (TinyGo) / Python</text:p>
        </text:list-item>
        <text:list-item>
          <text:p text:style-name="P15">Qt</text:p>
        </text:list-item>
        <text:list-item>
          <text:p text:style-name="P15">Kali Linux / Kali Nethunter / Pi OS</text:p>
        </text:list-item>
      </text:list>
      <text:p text:style-name="P5"><text:bookmark-start text:name="__RefHeading___Toc819_1662117846"/></text:p>
      <text:h text:style-name="P11" text:outline-level="1"><text:bookmark-start text:name="_Toc178610179"/>Features<text:bookmark-end text:name="_Toc178610179"/><text:bookmark-end text:name="__RefHeading___Toc819_1662117846"/></text:h>
      <text:h text:style-name="P16" text:outline-level="2"><text:bookmark-start text:name="_Toc178610180"/><text:bookmark-start text:name="__RefHeading___Toc821_1662117846"/>W<text:bookmark-end text:name="_Toc178610180"/>i-Fi Capabilities<text:bookmark-end text:name="__RefHeading___Toc821_1662117846"/></text:h>
      <text:p text:style-name="Text_20_body">One of the key features of this multi-tool will be the ability to analyse and attack networks. A tool like Nmap or Wireshark would be used to scan IP addresses, look for open ports on a network and capture packets. After this the information could be used for a de-authentication, man-in-the-middle (MITM) attacks or possibly even <text:span text:style-name="T12">Address Resolution Protocol (ARP) poisoning</text:span>.</text:p>
      <text:h text:style-name="P17" text:outline-level="2"><text:bookmark-start text:name="_Toc178610181"/><text:bookmark-start text:name="__RefHeading___Toc823_1662117846"/>Bluetooth Connectivity<text:bookmark-end text:name="_Toc178610181"/><text:bookmark-end text:name="__RefHeading___Toc823_1662117846"/></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17" text:outline-level="2"><text:bookmark-start text:name="_Toc178610182"/><text:bookmark-start text:name="__RefHeading___Toc825_1662117846"/>Near Field Communications (NFC)<text:bookmark-end text:name="_Toc178610182"/><text:bookmark-end text:name="__RefHeading___Toc825_1662117846"/></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17" text:outline-level="2"><text:bookmark-start text:name="_Toc178610183"/><text:bookmark-start text:name="__RefHeading___Toc827_1662117846"/>Infrared<text:bookmark-end text:name="_Toc178610183"/><text:bookmark-end text:name="__RefHeading___Toc827_1662117846"/></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17" text:outline-level="2"><text:bookmark-start text:name="_Toc178610184"/><text:bookmark-start text:name="__RefHeading___Toc829_1662117846"/>Radio Frequency Identification (RFID)<text:bookmark-end text:name="_Toc178610184"/><text:bookmark-end text:name="__RefHeading___Toc829_1662117846"/></text:h>
      <text:p text:style-name="Text_20_body">Like the NFC module, the multi-tool will also support the reading, cloning and emulation of RFID tags. The multi-tool will support low-frequency (125 kHz) and possibly high-frequency (13.56 MHz) RFID tagging.</text:p>
      <text:h text:style-name="P17" text:outline-level="2"><text:bookmark-start text:name="_Toc178610185"/><text:bookmark-start text:name="__RefHeading___Toc831_1662117846"/>Rubber Ducking<text:bookmark-end text:name="_Toc178610185"/><text:bookmark-end text:name="__RefHeading___Toc831_1662117846"/></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8610186"/>Metrics<text:bookmark-end text:name="_Toc178610186"/></text:h>
      <text:h text:style-name="P17" text:outline-level="2"><text:bookmark-start text:name="_Toc178610187"/>Functionality<text:bookmark-end text:name="_Toc178610187"/></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text:p>
      <text:h text:style-name="P17" text:outline-level="2"><text:bookmark-start text:name="_Toc178610188"/>Usability<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ext:span text:style-name="T13">This means that the multi-tool will need to be smaller than a persons hand (&gt;30cm).</text:span></text:p>
      <text:h text:style-name="P17" text:outline-level="2"><text:bookmark-start text:name="_Toc178610189"/>Reliability<text:bookmark-end text:name="_Toc178610189"/></text:h>
      <text:p text:style-name="Text_20_body">This multi-tool will need to be highly reliable, accurate and protected against failure. This is highly important as failures in the multi-tool will make it harder for pen-testers and red team<text:span text:style-name="T14">ers</text:span> to use and will increase the likelihood of being <text:span text:style-name="T14">them being</text:span> caught using it. Thus, the multi-tool must be able to operate without errors, minimize the likelihood of crashes and be able to recover quickly from any other failures or malfunctions. <text:span text:style-name="T15">The mean time between failure should be at least 500+ hours.</text:span> The multi-tool will need to be resilient and able to withstand different environmental conditions and mechanical stress. <text:span text:style-name="T13">It will need to be able to perform well in both cold and hot temperatures and tool will need to be able to withstand being hit off of floors, walls and other harder surfaces without breaking.</text:span></text:p>
      <text:h text:style-name="P17" text:outline-level="2"><text:bookmark-start text:name="_Toc178610190"/>Performance<text:bookmark-end text:name="_Toc178610190"/></text:h>
      <text:p text:style-name="Text_20_body">The performance of the multi-tool will be evaluated based on how quickly it is able to carry out tasks. This includes fast packet capture for network sniffing, low-latency Bluetooth or NFC scanning, and rapid execution of USB Rubber Ducky scripts. The multi-tool also needs to have a low level of battery consumption to ensure that prolonged use.</text:p>
      <text:h text:style-name="P17" text:outline-level="2"><text:bookmark-start text:name="_Toc178610191"/>Supportability<text:bookmark-end text:name="_Toc178610191"/></text:h>
      <text:p text:style-name="P5"><text:bookmark-start text:name="__RefHeading___Toc833_1662117846"/>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text:span text:style-name="T8">ideally in less than an hour</text:span>.</text:p>
      <text:h text:style-name="P11" text:outline-level="1"><text:bookmark-start text:name="_Toc178610192"/>Context Diagram<text:bookmark-end text:name="_Toc178610192"/><text:bookmark-end text:name="__RefHeading___Toc833_1662117846"/></text:h>
      <text:p text:style-name="Text_20_body"/>
      <text:h text:style-name="Heading_20_1" text:outline-level="1"><text:bookmark-start text:name="_Toc178610193"/><text:bookmark-start text:name="__RefHeading___Toc835_1662117846"/>Use Cases<text:bookmark-end text:name="_Toc178610193"/><text:bookmark-end text:name="__RefHeading___Toc835_1662117846"/></text:h>
      <text:h text:style-name="P12" text:outline-level="1">References</text:h>
      <text:p text:style-name="P18"><text:span text:style-name="T8">[1] </text:span>Threatintelligence.com. (2022). <text:span text:style-name="T16">Penetration Testing vs Red Teaming: What’s the Difference? </text:span>[online] Available at: https://www.threatintelligence.com/blog/penetration-testing-vs-red-teaming [Accessed 13 Oct. 2024].</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Pen-testing Multi-tool Project specification</dc:title>
    <meta:initial-creator>Adam Fitzpatrick - C00273365</meta:initial-creator>
    <meta:creation-date>2024-09-24T17:42:00Z</meta:creation-date>
    <dc:date>2024-10-13T22:31:16.179964565</dc:date>
    <meta:editing-cycles>21</meta:editing-cycles>
    <meta:editing-duration>PT15H59M59S</meta:editing-duration>
    <meta:document-statistic meta:table-count="0" meta:image-count="0" meta:object-count="0" meta:page-count="6" meta:paragraph-count="65" meta:word-count="1135" meta:character-count="7117" meta:non-whitespace-character-count="6038"/>
    <meta:template xlink:type="simple" xlink:actuate="onRequest" xlink:title="" xlink:href="Normal.dotm"/>
  </office:meta>
</office:document-meta>
</file>